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5AC9F9BE744AD3BD.png" manifest:media-type="image/png"/>
  <manifest:file-entry manifest:full-path="Pictures/1000000000001518000008516162DD2E8A6C4BFC.png" manifest:media-type="image/png"/>
  <manifest:file-entry manifest:full-path="Pictures/100000000000012C0000012C994A1ED6220C7939.png" manifest:media-type="image/png"/>
  <manifest:file-entry manifest:full-path="Pictures/100000000000021D00000228CAC818A743590AEE.pdf" manifest:media-type="application/pdf"/>
  <manifest:file-entry manifest:full-path="Pictures/100000000000021D000002289C598D9D29B8B7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6ad4" officeooo:paragraph-rsid="00146ad4"/>
    </style:style>
    <style:style style:name="P2" style:family="paragraph" style:parent-style-name="Standard">
      <style:text-properties officeooo:rsid="0014e168" officeooo:paragraph-rsid="0014e168"/>
    </style:style>
    <style:style style:name="P3" style:family="paragraph" style:parent-style-name="Standard">
      <style:paragraph-properties fo:break-before="page"/>
      <style:text-properties officeooo:rsid="00146ad4" officeooo:paragraph-rsid="00146ad4"/>
    </style:style>
    <style:style style:name="P4" style:family="paragraph" style:parent-style-name="Standard">
      <style:paragraph-properties fo:break-before="page"/>
      <style:text-properties officeooo:rsid="0014e168" officeooo:paragraph-rsid="0014e16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lemental Information</text:p>
      <text:p text:style-name="P4">Appendix X</text:p>
      <text:p text:style-name="P2"><draw:frame draw:style-name="fr3" draw:name="Image4" text:anchor-type="paragraph" svg:width="14.314cm" svg:height="14.605cm" draw:z-index="3"><draw:image xlink:href="Pictures/100000000000021D00000228CAC818A743590AEE.pdf" xlink:type="simple" xlink:show="embed" xlink:actuate="onLoad" loext:mime-type="application/pdf"/><draw:image xlink:href="Pictures/100000000000021D000002289C598D9D29B8B755.png" xlink:type="simple" xlink:show="embed" xlink:actuate="onLoad"/></draw:frame></text:p>
      <text:p text:style-name="P3">Appendix X</text:p>
      <text:p text:style-name="P1"><draw:frame draw:style-name="fr1" draw:name="Image1" text:anchor-type="paragraph" svg:width="17.59cm" svg:height="6.934cm" draw:z-index="0"><draw:image xlink:href="Pictures/1000000000001518000008516162DD2E8A6C4BFC.png" xlink:type="simple" xlink:show="embed" xlink:actuate="onLoad" loext:mime-type="image/png"/></draw:frame><draw:frame draw:style-name="fr2" draw:name="Image2" text:anchor-type="paragraph" svg:y="7.338cm" svg:width="7.938cm" svg:height="7.938cm" draw:z-index="1"><draw:image xlink:href="Pictures/100000000000012C0000012C5AC9F9BE744AD3BD.png" xlink:type="simple" xlink:show="embed" xlink:actuate="onLoad" loext:mime-type="image/png"/></draw:frame></text:p>
      <text:p text:style-name="P1"><draw:frame draw:style-name="fr2" draw:name="Image3" text:anchor-type="paragraph" svg:y="8.876cm" svg:width="7.938cm" svg:height="7.938cm" draw:z-index="2"><draw:image xlink:href="Pictures/100000000000012C0000012C994A1ED6220C7939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8T14:19:32.073786634</meta:creation-date>
    <dc:date>2022-07-18T14:38:58.648913668</dc:date>
    <meta:editing-duration>PT9M16S</meta:editing-duration>
    <meta:editing-cycles>1</meta:editing-cycles>
    <meta:document-statistic meta:table-count="0" meta:image-count="4" meta:object-count="0" meta:page-count="3" meta:paragraph-count="3" meta:word-count="6" meta:character-count="44" meta:non-whitespace-character-count="41"/>
    <meta:generator>LibreOffice/6.0.7.3$Linux_X86_64 LibreOffice_project/00m0$Build-3</meta:generator>
  </office:meta>
</office:document-meta>
</file>